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>
      <style:text-properties officeooo:rsid="0021c8fc" officeooo:paragraph-rsid="0021c8fc"/>
    </style:style>
    <style:style style:name="P11" style:family="paragraph" style:parent-style-name="Text_20_body">
      <style:text-properties officeooo:rsid="0024842e" officeooo:paragraph-rsid="002681b1"/>
    </style:style>
    <style:style style:name="P12" style:family="paragraph" style:parent-style-name="Text_20_body">
      <style:text-properties officeooo:rsid="00266d5c" officeooo:paragraph-rsid="002681b1"/>
    </style:style>
    <style:style style:name="P13" style:family="paragraph" style:parent-style-name="Text_20_body">
      <style:text-properties officeooo:rsid="002681b1" officeooo:paragraph-rsid="002681b1"/>
    </style:style>
    <style:style style:name="P14" style:family="paragraph" style:parent-style-name="Text_20_body" style:list-style-name="L1">
      <style:text-properties officeooo:rsid="001161d6" officeooo:paragraph-rsid="001161d6"/>
    </style:style>
    <style:style style:name="P15" style:family="paragraph" style:parent-style-name="Text_20_body" style:list-style-name="L4">
      <style:text-properties officeooo:rsid="001161d6" officeooo:paragraph-rsid="001161d6"/>
    </style:style>
    <style:style style:name="P16" style:family="paragraph" style:parent-style-name="Text_20_body" style:list-style-name="L7">
      <style:text-properties officeooo:rsid="001161d6" officeooo:paragraph-rsid="001161d6"/>
    </style:style>
    <style:style style:name="P17" style:family="paragraph" style:parent-style-name="Text_20_body" style:list-style-name="L9">
      <style:text-properties officeooo:rsid="001161d6" officeooo:paragraph-rsid="001161d6"/>
    </style:style>
    <style:style style:name="P18" style:family="paragraph" style:parent-style-name="Text_20_body" style:list-style-name="L10">
      <style:text-properties officeooo:rsid="001161d6" officeooo:paragraph-rsid="001161d6"/>
    </style:style>
    <style:style style:name="P19" style:family="paragraph" style:parent-style-name="Text_20_body" style:list-style-name="L11">
      <style:text-properties officeooo:rsid="001161d6" officeooo:paragraph-rsid="001161d6"/>
    </style:style>
    <style:style style:name="P20" style:family="paragraph" style:parent-style-name="Text_20_body" style:list-style-name="L2">
      <style:text-properties officeooo:rsid="00148dd4" officeooo:paragraph-rsid="00148dd4"/>
    </style:style>
    <style:style style:name="P21" style:family="paragraph" style:parent-style-name="Text_20_body" style:list-style-name="L3">
      <style:text-properties officeooo:rsid="00148dd4" officeooo:paragraph-rsid="00148dd4"/>
    </style:style>
    <style:style style:name="P22" style:family="paragraph" style:parent-style-name="Text_20_body" style:list-style-name="L4">
      <style:text-properties officeooo:rsid="00133e51" officeooo:paragraph-rsid="00133e51"/>
    </style:style>
    <style:style style:name="P23" style:family="paragraph" style:parent-style-name="Text_20_body" style:list-style-name="L5">
      <style:text-properties officeooo:rsid="00133e51" officeooo:paragraph-rsid="00133e51"/>
    </style:style>
    <style:style style:name="P24" style:family="paragraph" style:parent-style-name="Text_20_body" style:list-style-name="L6">
      <style:text-properties officeooo:rsid="00133e51" officeooo:paragraph-rsid="00133e51"/>
    </style:style>
    <style:style style:name="P25" style:family="paragraph" style:parent-style-name="Text_20_body" style:list-style-name="L12">
      <style:text-properties officeooo:rsid="00133e51" officeooo:paragraph-rsid="00133e51"/>
    </style:style>
    <style:style style:name="P26" style:family="paragraph" style:parent-style-name="Text_20_body" style:list-style-name="L13">
      <style:text-properties officeooo:rsid="00133e51" officeooo:paragraph-rsid="00133e51"/>
    </style:style>
    <style:style style:name="P27" style:family="paragraph" style:parent-style-name="Text_20_body" style:list-style-name="L8">
      <style:text-properties officeooo:rsid="001418d6" officeooo:paragraph-rsid="001418d6"/>
    </style:style>
    <style:style style:name="P28" style:family="paragraph" style:parent-style-name="Text_20_body" style:list-style-name="L14">
      <style:text-properties officeooo:rsid="001418d6" officeooo:paragraph-rsid="001418d6"/>
    </style:style>
    <style:style style:name="P29" style:family="paragraph" style:parent-style-name="Text_20_body" style:list-style-name="L15">
      <style:text-properties officeooo:rsid="001614b0" officeooo:paragraph-rsid="001614b0"/>
    </style:style>
    <style:style style:name="P30" style:family="paragraph" style:parent-style-name="Text_20_body" style:list-style-name="L15">
      <style:text-properties officeooo:rsid="0017b4eb" officeooo:paragraph-rsid="0017b4eb"/>
    </style:style>
    <style:style style:name="P31" style:family="paragraph" style:parent-style-name="Text_20_body" style:list-style-name="L16">
      <style:text-properties officeooo:rsid="00187587" officeooo:paragraph-rsid="00187587"/>
    </style:style>
    <style:style style:name="P32" style:family="paragraph" style:parent-style-name="Text_20_body" style:list-style-name="L17">
      <style:text-properties officeooo:rsid="001875bf" officeooo:paragraph-rsid="001875bf"/>
    </style:style>
    <style:style style:name="P33" style:family="paragraph" style:parent-style-name="Text_20_body" style:list-style-name="L18">
      <style:text-properties officeooo:rsid="001875bf" officeooo:paragraph-rsid="001875bf"/>
    </style:style>
    <style:style style:name="P34" style:family="paragraph" style:parent-style-name="Text_20_body" style:list-style-name="L19">
      <style:text-properties officeooo:rsid="001db52f" officeooo:paragraph-rsid="001db52f"/>
    </style:style>
    <style:style style:name="P35" style:family="paragraph" style:parent-style-name="Text_20_body" style:list-style-name="L20">
      <style:text-properties officeooo:rsid="0021c8fc" officeooo:paragraph-rsid="0021c8fc"/>
    </style:style>
    <style:style style:name="P36" style:family="paragraph" style:parent-style-name="Text_20_body" style:list-style-name="L20">
      <style:text-properties officeooo:rsid="0023919f" officeooo:paragraph-rsid="0023919f"/>
    </style:style>
    <style:style style:name="P37" style:family="paragraph" style:parent-style-name="Text_20_body" style:list-style-name="L2">
      <style:text-properties officeooo:rsid="00271feb" officeooo:paragraph-rsid="00271feb"/>
    </style:style>
    <style:style style:name="P38" style:family="paragraph" style:parent-style-name="Text_20_body" style:list-style-name="L21">
      <style:text-properties officeooo:rsid="00271feb" officeooo:paragraph-rsid="00271feb"/>
    </style:style>
    <style:style style:name="P39" style:family="paragraph" style:parent-style-name="Heading_20_2">
      <style:text-properties officeooo:paragraph-rsid="002681b1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style:style style:name="T4" style:family="text">
      <style:text-properties officeooo:rsid="00271f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4110556638" text:style-name="L1">
        <text:list-item>
          <text:p text:style-name="P14">Click on “Add Item” on the left toolbox.</text:p>
        </text:list-item>
        <text:list-item>
          <text:p text:style-name="P14">Click on the “Person” button.</text:p>
        </text:list-item>
        <text:list-item>
          <text:p text:style-name="P14">Click on the diagram. The person will be added to the diagram where you clicked.</text:p>
        </text:list-item>
        <text:list-item>
          <text:p text:style-name="P14">Type the person’s name.</text:p>
        </text:list-item>
        <text:list-item>
          <text:p text:style-name="P14">Press Enter. The person’s name will be set.</text:p>
        </text:list-item>
      </text:list>
      <text:h text:style-name="Heading_20_2" text:outline-level="2">Renaming a Person</text:h>
      <text:p text:style-name="P4">To change a person’s name<text:span text:style-name="T4">:</text:span></text:p>
      <text:list xml:id="list1461312064" text:style-name="L2">
        <text:list-item>
          <text:p text:style-name="P20">Double-click on the person in the diagram. <text:span text:style-name="T4">This should show the details window.</text:span></text:p>
        </text:list-item>
        <text:list-item>
          <text:p text:style-name="P20">Enter the new name <text:span text:style-name="T4">in the “name” box.</text:span></text:p>
        </text:list-item>
        <text:list-item>
          <text:p text:style-name="P37">Click “Save”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1630474848" text:style-name="L3">
        <text:list-item>
          <text:p text:style-name="P21">Right-click on the person in the diagram.</text:p>
        </text:list-item>
        <text:list-item>
          <text:p text:style-name="P21">Select “Details...”. This should show the details window.</text:p>
        </text:list-item>
        <text:list-item>
          <text:p text:style-name="P21">Here you can enter the biography, date and place of birth, and date and place of death of the person.</text:p>
        </text:list-item>
        <text:list-item>
          <text:p text:style-name="P21">You can also attach photos of the person. To do this, click the “Add...” button and choose the photo to add.</text:p>
        </text:list-item>
        <text:list-item>
          <text:p text:style-name="P21">To remove a photo, select the photo in the list and click “Remove”.</text:p>
        </text:list-item>
        <text:list-item>
          <text:p text:style-name="P21">To view a photo, double-click on it in the list.</text:p>
        </text:list-item>
        <text:list-item>
          <text:p text:style-name="P21">Click “Save”.</text:p>
        </text:list-item>
      </text:list>
      <text:h text:style-name="Heading_20_2" text:outline-level="2">Removing a Person</text:h>
      <text:p text:style-name="P1">To remove a person:</text:p>
      <text:list xml:id="list2746473604" text:style-name="L4">
        <text:list-item>
          <text:p text:style-name="P15"><text:span text:style-name="T1">Right-click </text:span>on the person in the diagram.</text:p>
        </text:list-item>
        <text:list-item>
          <text:p text:style-name="P22"><text:soft-page-break/>Select “Delete”.</text:p>
        </text:list-item>
      </text:list>
      <text:p text:style-name="P2">Or:</text:p>
      <text:list xml:id="list1170932963" text:style-name="L5">
        <text:list-item>
          <text:p text:style-name="P23">Click on the person in the diagram.</text:p>
        </text:list-item>
        <text:list-item>
          <text:p text:style-name="P23">From the menu bar, select “Item → Delete”.</text:p>
        </text:list-item>
      </text:list>
      <text:p text:style-name="P2">Or:</text:p>
      <text:list xml:id="list4066213763" text:style-name="L6">
        <text:list-item>
          <text:p text:style-name="P24">Click on the person in the diagram.</text:p>
        </text:list-item>
        <text:list-item>
          <text:p text:style-name="P24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2383113221" text:style-name="L7">
        <text:list-item>
          <text:p text:style-name="P16">Click on “Add Item” on the left toolbox.</text:p>
        </text:list-item>
        <text:list-item>
          <text:p text:style-name="P16">Click the “Relationship” button.</text:p>
        </text:list-item>
        <text:list-item>
          <text:p text:style-name="P16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2940833954" text:style-name="L8">
        <text:list-item>
          <text:p text:style-name="P27">Click on the relationship.</text:p>
        </text:list-item>
        <text:list-item>
          <text:p text:style-name="P27"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3439462150" text:style-name="L9">
        <text:list-item>
          <text:p text:style-name="P17">Click and drag one spouse onto the other spouse. The other spouse should be highlighted.</text:p>
        </text:list-item>
        <text:list-item>
          <text:p text:style-name="P17">Release the mouse button. This should show a dialog to ask whether to marry the two people or not.</text:p>
        </text:list-item>
        <text:list-item>
          <text:p text:style-name="P17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3618788828" text:style-name="L10">
        <text:list-item>
          <text:p text:style-name="P18">Right-click on the circle (“wedding ring”) between the two spouses.</text:p>
        </text:list-item>
        <text:list-item>
          <text:p text:style-name="P18">Select “Break Marriage”. The circle should be removed.</text:p>
        </text:list-item>
      </text:list>
      <text:h text:style-name="Heading_20_2" text:outline-level="2"><text:soft-page-break/>Editing a Marriage</text:h>
      <text:p text:style-name="P1">To edit the details of a marriage:</text:p>
      <text:list xml:id="list388598086" text:style-name="L11">
        <text:list-item>
          <text:p text:style-name="P19">Right-click on the circle (“wedding ring”).</text:p>
        </text:list-item>
        <text:list-item>
          <text:p text:style-name="P19">Select “Details...”. This should show the “Marriage Details” form.</text:p>
        </text:list-item>
        <text:list-item>
          <text:p text:style-name="P19">Enter the date and place of the marriage in the form.</text:p>
        </text:list-item>
        <text:list-item>
          <text:p text:style-name="P19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2760171734" text:style-name="L12">
        <text:list-item>
          <text:p text:style-name="P25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3138729770" text:style-name="L13">
        <text:list-item>
          <text:p text:style-name="P26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4151868556" text:style-name="L14">
        <text:list-item>
          <text:p text:style-name="P28">From the menu bar, select “Diagram → Change Size...”</text:p>
        </text:list-item>
        <text:list-item>
          <text:p text:style-name="P28">Enter the new width and height.</text:p>
        </text:list-item>
        <text:list-item>
          <text:p text:style-name="P28">Click “OK”.</text:p>
        </text:list-item>
      </text:list>
      <text:h text:style-name="Heading_20_2" text:outline-level="2">Finding a Person</text:h>
      <text:p text:style-name="P5">To find a person with a given name:</text:p>
      <text:list xml:id="list1394613884" text:style-name="L15">
        <text:list-item>
          <text:p text:style-name="P29">From the menu bar, select “Edit → Find...”, or press &lt;Ctrl+F&gt;.</text:p>
        </text:list-item>
        <text:list-item>
          <text:p text:style-name="P29">Enter the person’s name.</text:p>
        </text:list-item>
        <text:list-item>
          <text:p text:style-name="P29">Click “Find”. This should show the person in the diagram.</text:p>
        </text:list-item>
        <text:list-item>
          <text:p text:style-name="P30">Click “Close” to close the box.</text:p>
        </text:list-item>
      </text:list>
      <text:p text:style-name="P6">You can also locate the person by doing the following:</text:p>
      <text:list xml:id="list3973331714" text:style-name="L16">
        <text:list-item>
          <text:p text:style-name="P31">Click on the “Tree View” tab on the left. This will show a list of people in the diagram.</text:p>
        </text:list-item>
        <text:list-item>
          <text:p text:style-name="P31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3148178125" text:style-name="L17">
        <text:list-item>
          <text:p text:style-name="P32">Click on the “Backgrounds” tab on the left.</text:p>
        </text:list-item>
        <text:list-item>
          <text:p text:style-name="P32"><text:soft-page-break/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2652381360" text:style-name="L18">
        <text:list-item>
          <text:p text:style-name="P33">Select the items in the diagram.</text:p>
        </text:list-item>
        <text:list-item>
          <text:p text:style-name="P33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3092155630" text:style-name="L19">
        <text:list-item>
          <text:p text:style-name="P34">Select a zoom level from the combo-box on the top right.</text:p>
        </text:list-item>
      </text:list>
      <text:p text:style-name="P9">Or:</text:p>
      <text:list xml:id="list62254777412482" text:continue-numbering="true" text:style-name="L19">
        <text:list-item>
          <text:p text:style-name="P34">Type in a zoom level to the combo-box on the top right.</text:p>
        </text:list-item>
      </text:list>
      <text:p text:style-name="P9">Or:</text:p>
      <text:list xml:id="list62255587740201" text:continue-numbering="true" text:style-name="L19">
        <text:list-item>
          <text:p text:style-name="P34">Press &lt;Ctrl&gt; while scrolling up or down with the mouse wheel.</text:p>
        </text:list-item>
      </text:list>
      <text:h text:style-name="Heading_20_2" text:outline-level="2">Panning</text:h>
      <text:p text:style-name="P10">To pan from side to side or up and down in the diagram, either:</text:p>
      <text:list xml:id="list1636832186" text:style-name="L20">
        <text:list-item>
          <text:p text:style-name="P35">Use the scroll-bars at the bottom and right, or:</text:p>
        </text:list-item>
        <text:list-item>
          <text:p text:style-name="P36">Scroll the middle mouse button up and down, or:</text:p>
        </text:list-item>
        <text:list-item>
          <text:p text:style-name="P35">Click and drag the middle mouse button.</text:p>
        </text:list-item>
      </text:list>
      <text:h text:style-name="P39" text:outline-level="2">Creating a New Genealogy</text:h>
      <text:p text:style-name="P11">To create a new genealogy, select “File → New” from the menu, or press &lt;Ctrl+N&gt;.</text:p>
      <text:h text:style-name="Heading_20_2" text:outline-level="2">Opening an Existing Genealogy</text:h>
      <text:p text:style-name="P13">To open an existing genealogy, select “File → Open” from the menu, or press &lt;Ctrl+O&gt;. Choose the file you want to open.</text:p>
      <text:h text:style-name="P39" text:outline-level="2"><text:soft-page-break/>Saving a Genealogy</text:h>
      <text:p text:style-name="P11">To save a genealogy, select “File → Save” from the menu, or press &lt;Ctrl+S&gt;. The genealogy is saved as an XML file.</text:p>
      <text:p text:style-name="P12">Use “File → Save As...” or &lt;Ctrl+Shift+S&gt; to save the genealogy as a differen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14T06:22:46.171116990</dc:date>
    <meta:editing-duration>PT2H6M45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5" meta:paragraph-count="110" meta:word-count="1004" meta:character-count="5328" meta:non-whitespace-character-count="4489"/>
  </office:meta>
</office:document-meta>
</file>